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este es un paso clave para comprender el rol del ADN como memoria dentro del sistema inteligente.</text:p>
      <text:p text:style-name="Text_20_body">Aquí tienes una <text:span text:style-name="Strong_20_Emphasis">propuesta de estructura</text:span> para la sección:<text:line-break/><text:span text:style-name="Strong_20_Emphasis">“Función de la memoria en un proceso de cálculo genérico”</text:span><text:line-break/>(el enfoque es pedagógico y progresivo: parte de un concepto general, introduce ejemplos conocidos, y culmina en una abstracción clara y útil para nuestro modelo)</text:p>
      <text:p text:style-name="Horizontal_20_Line"/>
      <text:h text:style-name="Heading_20_3" text:outline-level="3">🧠 ESTRUCTURA PROPUESTA</text:h>
      <text:h text:style-name="Heading_20_4" text:outline-level="4">1. ¿Qué es un proceso de cálculo?</text:h>
      <text:list xml:id="list4270530292" text:style-name="L1">
        <text:list-item>
          <text:p text:style-name="P1">Breve definición accesible: un proceso que transforma una entrada en una salida, aplicando reglas conocidas.</text:p>
        </text:list-item>
        <text:list-item>
          <text:p text:style-name="P1">Analogía simple: hacer una receta, resolver una suma, construir una casa.</text:p>
        </text:list-item>
        <text:list-item>
          <text:p text:style-name="P1">Idea clave: un proceso de cálculo implica una <text:span text:style-name="Strong_20_Emphasis">serie de pasos</text:span>, y en cada paso se <text:span text:style-name="Strong_20_Emphasis">modifican o usan datos</text:span>.</text:p>
        </text:list-item>
      </text:list>
      <text:h text:style-name="Heading_20_4" text:outline-level="4">2. La necesidad de conservar información</text:h>
      <text:list xml:id="list1905644065" text:style-name="L2">
        <text:list-item>
          <text:p text:style-name="P2">Para que el proceso continúe correctamente, es necesario <text:span text:style-name="Strong_20_Emphasis">guardar el resultado intermedio</text:span> en algún sitio.</text:p>
        </text:list-item>
        <text:list-item>
          <text:p text:style-name="P2">Ejemplo cotidiano: al sumar en papel, escribimos el acarreo; al hacer una receta, recordamos en qué paso estamos.</text:p>
        </text:list-item>
        <text:list-item>
          <text:p text:style-name="P2">Idea clave: sin memoria, cada paso no sabría desde dónde continuar.</text:p>
        </text:list-item>
      </text:list>
      <text:h text:style-name="Heading_20_4" text:outline-level="4">3. Función de la memoria</text:h>
      <text:list xml:id="list1705685319" text:style-name="L3">
        <text:list-item>
          <text:p text:style-name="P3">La memoria es el <text:span text:style-name="Strong_20_Emphasis">soporte donde se guarda la información relevante para el cálculo</text:span>.</text:p>
        </text:list-item>
        <text:list-item>
          <text:p text:style-name="P3">Puede contener:</text:p>
          <text:list>
            <text:list-item>
              <text:p text:style-name="P3">Los datos de entrada.</text:p>
            </text:list-item>
            <text:list-item>
              <text:p text:style-name="P3">Los resultados intermedios.</text:p>
            </text:list-item>
            <text:list-item>
              <text:p text:style-name="P3">Reglas o instrucciones.</text:p>
            </text:list-item>
            <text:list-item>
              <text:p text:style-name="P3">El resultado final.</text:p>
            </text:list-item>
          </text:list>
        </text:list-item>
        <text:list-item>
          <text:p text:style-name="P3">Ejemplo con una calculadora humana: usamos la mente para retener resultados parciales; en una computadora, se almacena en RAM o disco.</text:p>
        </text:list-item>
      </text:list>
      <text:h text:style-name="Heading_20_4" text:outline-level="4">4. El cambio de estado</text:h>
      <text:list xml:id="list1559959176" text:style-name="L4">
        <text:list-item>
          <text:p text:style-name="P4">Cada operación del cálculo genera un <text:span text:style-name="Strong_20_Emphasis">nuevo estado</text:span> del sistema (estado = conjunto de datos en memoria).</text:p>
        </text:list-item>
        <text:list-item>
          <text:p text:style-name="P4"><text:soft-page-break/>Así, la <text:span text:style-name="Strong_20_Emphasis">memoria conserva el estado actual</text:span>, lo cual permite avanzar paso a paso hacia el estado final (la solución).</text:p>
        </text:list-item>
      </text:list>
      <text:h text:style-name="Heading_20_4" text:outline-level="4">5. Recapitulación conceptual</text:h>
      <text:list xml:id="list2549541543" text:style-name="L5">
        <text:list-item>
          <text:p text:style-name="P5">Memoria = registro del estado.</text:p>
        </text:list-item>
        <text:list-item>
          <text:p text:style-name="P5">Cálculo = transición entre estados, utilizando operaciones.</text:p>
        </text:list-item>
        <text:list-item>
          <text:p text:style-name="P5">Sin memoria no hay continuidad, y sin continuidad no hay proceso de cálculo.</text:p>
        </text:list-item>
      </text:list>
      <text:p text:style-name="Horizontal_20_Line"/>
      <text:p text:style-name="Text_20_body">¿Quieres que lo desarrolle directamente en prosa ahora, o preferís revisar primero si esta estructura cubre todo lo que querés transmiti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0:37:53.613000000</meta:creation-date>
    <dc:date>2025-07-20T10:42:04.475000000</dc:date>
    <meta:editing-duration>PT4M11S</meta:editing-duration>
    <meta:editing-cycles>1</meta:editing-cycles>
    <meta:document-statistic meta:table-count="0" meta:image-count="0" meta:object-count="0" meta:page-count="2" meta:paragraph-count="27" meta:word-count="332" meta:character-count="1980" meta:non-whitespace-character-count="1693"/>
    <meta:generator>LibreOffice/7.3.5.2$Windows_X86_64 LibreOffice_project/184fe81b8c8c30d8b5082578aee2fed2ea847c01</meta:generator>
  </office:meta>
</office:document-meta>
</file>